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e9a91" officeooo:paragraph-rsid="000e9a91"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e9a91" officeooo:paragraph-rsid="000e9a9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officeooo:rsid="000e9a91" officeooo:paragraph-rsid="000e9a91"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e9a91" officeooo:paragraph-rsid="00125d00"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text-position="0% 100%" fo:font-size="12pt" fo:font-weight="normal" officeooo:rsid="000e9a91" officeooo:paragraph-rsid="000e9a9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fo:font-size="12pt" fo:font-weight="normal" officeooo:rsid="00125d00" officeooo:paragraph-rsid="00125d0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fo:font-size="12pt" fo:font-weight="bold" officeooo:rsid="000e9a91" officeooo:paragraph-rsid="000e9a91"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5dba5" officeooo:paragraph-rsid="0015dba5" style:font-size-asian="10.5pt" style:font-weight-asian="bold" style:font-size-complex="12pt" style:font-weight-complex="bol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fo:font-weight="normal" officeooo:rsid="00125d00" style:font-weight-asian="normal" style:font-weight-complex="normal"/>
    </style:style>
    <style:style style:name="T4" style:family="text">
      <style:text-properties style:text-position="super 58%" fo:font-weight="normal" officeooo:rsid="0017bc70" style:font-weight-asian="normal" style:font-weight-complex="normal"/>
    </style:style>
    <style:style style:name="T5" style:family="text">
      <style:text-properties style:text-position="super 58%" fo:font-weight="normal" officeooo:rsid="001dde7c" style:font-weight-asian="normal" style:font-weight-complex="normal"/>
    </style:style>
    <style:style style:name="T6" style:family="text">
      <style:text-properties style:text-position="super 58%" fo:font-weight="normal" officeooo:rsid="001ed5d5" style:font-weight-asian="normal" style:font-weight-complex="normal"/>
    </style:style>
    <style:style style:name="T7" style:family="text">
      <style:text-properties style:text-position="0% 100%"/>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109957" style:font-weight-asian="normal" style:font-weight-complex="normal"/>
    </style:style>
    <style:style style:name="T10" style:family="text">
      <style:text-properties style:text-position="0% 100%" fo:font-weight="normal" officeooo:rsid="00125d00" style:font-weight-asian="normal" style:font-weight-complex="normal"/>
    </style:style>
    <style:style style:name="T11" style:family="text">
      <style:text-properties style:text-position="0% 100%" fo:font-weight="normal" officeooo:rsid="00193dce" style:font-weight-asian="normal" style:font-weight-complex="normal"/>
    </style:style>
    <style:style style:name="T12" style:family="text">
      <style:text-properties style:text-position="0% 100%" fo:font-weight="normal" officeooo:rsid="001c37a8" style:font-weight-asian="normal" style:font-weight-complex="normal"/>
    </style:style>
    <style:style style:name="T13" style:family="text">
      <style:text-properties style:text-position="0% 100%" fo:font-weight="normal" officeooo:rsid="001d7d2e" style:font-weight-asian="normal" style:font-weight-complex="normal"/>
    </style:style>
    <style:style style:name="T14" style:family="text">
      <style:text-properties style:text-position="0% 100%" fo:font-weight="normal" officeooo:rsid="001dde7c" style:font-weight-asian="normal" style:font-weight-complex="normal"/>
    </style:style>
    <style:style style:name="T15" style:family="text">
      <style:text-properties style:text-position="0% 100%" fo:font-weight="normal" officeooo:rsid="001ed5d5" style:font-weight-asian="normal" style:font-weight-complex="normal"/>
    </style:style>
    <style:style style:name="T16" style:family="text">
      <style:text-properties style:text-position="0% 100%" fo:font-weight="normal" officeooo:rsid="001f816e" style:font-weight-asian="normal" style:font-weight-complex="normal"/>
    </style:style>
    <style:style style:name="T17" style:family="text">
      <style:text-properties style:text-position="0% 100%" officeooo:rsid="00193dce"/>
    </style:style>
    <style:style style:name="T18" style:family="text">
      <style:text-properties style:text-position="sub 58%"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ophantine Encryption</text:p>
      <text:p text:style-name="P2"/>
      <text:p text:style-name="P3">Introduction:</text:p>
      <text:p text:style-name="P2"><text:tab/>The function X<text:span text:style-name="T1">3 </text:span>+Y<text:span text:style-name="T1">3</text:span><text:span text:style-name="T7">+Z</text:span><text:span text:style-name="T1">3</text:span><text:span text:style-name="T7"> = k is believed to be hard problem for backtracking i.e by knowing k we can’t find the touple(X, Y, Z) which holds the above function. It is famously known as the sum of cubes problem.</text:span></text:p>
      <text:p text:style-name="P5"/>
      <text:p text:style-name="P7">One Way Block Function:</text:p>
      <text:p text:style-name="P3"><text:span text:style-name="T7"><text:tab/></text:span><text:span text:style-name="T8">By using the sum of cubes problem we are gonna encrypt the data. Let’s take data M(</text:span><text:span text:style-name="T14">2n</text:span><text:span text:style-name="T12"> </text:span><text:span text:style-name="T8">bits) and key K(</text:span><text:span text:style-name="T14">n</text:span><text:span text:style-name="T8"> bits). Split the data M into two </text:span><text:span text:style-name="T14">n</text:span><text:span text:style-name="T8"> bits blocks M</text:span><text:span text:style-name="T18">0</text:span><text:span text:style-name="T8">, M</text:span><text:span text:style-name="T18">1 </text:span><text:span text:style-name="T8">. Now the messages, key tuple works as my input the encryption function.</text:span></text:p>
      <text:p text:style-name="P5"/>
      <text:p text:style-name="P3"><text:span text:style-name="T8"><text:tab/><text:tab/>f(x) = <text:s/></text:span><text:span text:style-name="T10">(</text:span><text:span text:style-name="T8"> M</text:span><text:span text:style-name="T18">0</text:span><text:span text:style-name="T2">3 </text:span><text:span text:style-name="T8">+M</text:span><text:span text:style-name="T18">1</text:span><text:span text:style-name="T2">3</text:span><text:span text:style-name="T8">+K</text:span><text:span text:style-name="T2">3</text:span><text:span text:style-name="T8"> </text:span><text:span text:style-name="T10">) mod 2</text:span><text:span text:style-name="T5">2n</text:span><text:span text:style-name="T3"> </text:span><text:span text:style-name="T8">= <text:s/></text:span><text:span text:style-name="T10">c</text:span></text:p>
      <text:p text:style-name="P5"><text:tab/></text:p>
      <text:p text:style-name="P3"><text:span text:style-name="T8"><text:tab/>Since our encryption function is completely dependent on (M, K) this will result in easily finding patterns with small integer data(less than 100). So we introduce some error values into the function to maintain butterfly effect. Let’s say error = [p</text:span><text:span text:style-name="T18">0</text:span><text:span text:style-name="T8">, p</text:span><text:span text:style-name="T18">1</text:span><text:span text:style-name="T8">, p</text:span><text:span text:style-name="T18">2</text:span><text:span text:style-name="T8">] be some fixed constants and add them to the function like </text:span></text:p>
      <text:p text:style-name="P5"/>
      <text:p text:style-name="P4"><text:span text:style-name="T8"><text:tab/>f(x) = </text:span><text:span text:style-name="T10">( </text:span><text:span text:style-name="T9">(</text:span><text:span text:style-name="T8">M</text:span><text:span text:style-name="T18">0 </text:span><text:span text:style-name="T9">+error[0])</text:span><text:span text:style-name="T2">3 </text:span><text:span text:style-name="T8">+</text:span><text:span text:style-name="T9">(</text:span><text:span text:style-name="T8">M</text:span><text:span text:style-name="T18">1 </text:span><text:span text:style-name="T9">+error[0])</text:span><text:span text:style-name="T2">3</text:span><text:span text:style-name="T8">+ </text:span><text:span text:style-name="T9">(</text:span><text:span text:style-name="T8">K </text:span><text:span text:style-name="T9">+error[0])</text:span><text:span text:style-name="T2">3 </text:span><text:span text:style-name="T3"><text:s/></text:span><text:span text:style-name="T10">) mod 2</text:span><text:span text:style-name="T6">2n</text:span><text:span text:style-name="T8"> = </text:span><text:span text:style-name="T10">c </text:span></text:p>
      <text:p text:style-name="P6"/>
      <text:p text:style-name="P8"><text:span text:style-name="T8"><text:tab/></text:span><text:span text:style-name="T11">This function generates a </text:span><text:span text:style-name="T15">2n</text:span><text:span text:style-name="T11"> bit cipher from two </text:span><text:span text:style-name="T15">n</text:span><text:span text:style-name="T11"> bits data and </text:span><text:span text:style-name="T15">one</text:span><text:span text:style-name="T11"> </text:span><text:span text:style-name="T15">n</text:span><text:span text:style-name="T11"> bit k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9T11:42:38.641497528</meta:creation-date>
    <dc:date>2021-08-22T11:32:52.013839466</dc:date>
    <meta:editing-duration>PT45M16S</meta:editing-duration>
    <meta:editing-cycles>11</meta:editing-cycles>
    <meta:generator>LibreOffice/6.0.7.3$Linux_X86_64 LibreOffice_project/00m0$Build-3</meta:generator>
    <meta:document-statistic meta:table-count="0" meta:image-count="0" meta:object-count="0" meta:page-count="1" meta:paragraph-count="10" meta:word-count="188" meta:character-count="1010" meta:non-whitespace-character-count="818"/>
  </office:meta>
</office:document-meta>
</file>